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Coop B-Ball Training&lt;/title&gt;</text:p>
      <text:p text:style-name="Standard">&lt;link href="https://fonts.googleapis.com/css2?family=Poppins:wght@300;400;600;800&amp;display=swap" rel="stylesheet"&gt;</text:p>
      <text:p text:style-name="Standard">&lt;style&gt;</text:p>
      <text:p text:style-name="Standard">body {</text:p>
      <text:p text:style-name="Standard"><text:s text:c="4"/>margin: 0;</text:p>
      <text:p text:style-name="Standard"><text:s text:c="4"/>font-family: 'Poppins', sans-serif;</text:p>
      <text:p text:style-name="Standard"><text:s text:c="4"/>background-color: #0d0d0d;</text:p>
      <text:p text:style-name="Standard"><text:s text:c="4"/>color: white;</text:p>
      <text:p text:style-name="Standard">}</text:p>
      <text:p text:style-name="Standard">header {</text:p>
      <text:p text:style-name="Standard"><text:s text:c="4"/>background: linear-gradient(rgba(0,0,0,.7), rgba(0,0,0,.7)),</text:p>
      <text:p text:style-name="Standard"><text:s text:c="4"/>url('https://images.unsplash.com/photo-1517649763962-0c623066013b');</text:p>
      <text:p text:style-name="Standard"><text:s text:c="4"/>background-size: cover;</text:p>
      <text:p text:style-name="Standard"><text:s text:c="4"/>background-position: center;</text:p>
      <text:p text:style-name="Standard"><text:s text:c="4"/>padding: 140px 20px;</text:p>
      <text:p text:style-name="Standard"><text:soft-page-break/><text:s text:c="4"/>text-align: center;</text:p>
      <text:p text:style-name="Standard">}</text:p>
      <text:p text:style-name="Standard">header h1 {</text:p>
      <text:p text:style-name="Standard"><text:s text:c="4"/>font-size: 52px;</text:p>
      <text:p text:style-name="Standard"><text:s text:c="4"/>margin-bottom: 20px;</text:p>
      <text:p text:style-name="Standard">}</text:p>
      <text:p text:style-name="Standard">header p {</text:p>
      <text:p text:style-name="Standard"><text:s text:c="4"/>font-size: 20px;</text:p>
      <text:p text:style-name="Standard"><text:s text:c="4"/>max-width: 700px;</text:p>
      <text:p text:style-name="Standard"><text:s text:c="4"/>margin: auto;</text:p>
      <text:p text:style-name="Standard">}</text:p>
      <text:p text:style-name="Standard">.btn {</text:p>
      <text:p text:style-name="Standard"><text:s text:c="4"/>display: inline-block;</text:p>
      <text:p text:style-name="Standard"><text:s text:c="4"/>margin-top: 30px;</text:p>
      <text:p text:style-name="Standard"><text:s text:c="4"/>padding: 15px 35px;</text:p>
      <text:p text:style-name="Standard"><text:s text:c="4"/>background: #ff6b00;</text:p>
      <text:p text:style-name="Standard"><text:s text:c="4"/>color: white;</text:p>
      <text:p text:style-name="Standard"><text:s text:c="4"/>text-decoration: none;</text:p>
      <text:p text:style-name="Standard"><text:s text:c="4"/>border-radius: 40px;</text:p>
      <text:p text:style-name="Standard"><text:s text:c="4"/>font-weight: 600;</text:p>
      <text:p text:style-name="Standard">}</text:p>
      <text:p text:style-name="Standard"><text:soft-page-break/>section {</text:p>
      <text:p text:style-name="Standard"><text:s text:c="4"/>padding: 80px 20px;</text:p>
      <text:p text:style-name="Standard"><text:s text:c="4"/>text-align: center;</text:p>
      <text:p text:style-name="Standard">}</text:p>
      <text:p text:style-name="Standard">.section-dark {</text:p>
      <text:p text:style-name="Standard"><text:s text:c="4"/>background: #141414;</text:p>
      <text:p text:style-name="Standard">}</text:p>
      <text:p text:style-name="Standard">h2 {</text:p>
      <text:p text:style-name="Standard"><text:s text:c="4"/>font-size: 36px;</text:p>
      <text:p text:style-name="Standard"><text:s text:c="4"/>margin-bottom: 20px;</text:p>
      <text:p text:style-name="Standard">}</text:p>
      <text:p text:style-name="Standard">.pricing-box {</text:p>
      <text:p text:style-name="Standard"><text:s text:c="4"/>background: #1e1e1e;</text:p>
      <text:p text:style-name="Standard"><text:s text:c="4"/>padding: 40px;</text:p>
      <text:p text:style-name="Standard"><text:s text:c="4"/>border-radius: 15px;</text:p>
      <text:p text:style-name="Standard"><text:s text:c="4"/>max-width: 400px;</text:p>
      <text:p text:style-name="Standard"><text:s text:c="4"/>margin: 40px auto;</text:p>
      <text:p text:style-name="Standard">}</text:p>
      <text:p text:style-name="Standard">.price {</text:p>
      <text:p text:style-name="Standard"><text:s text:c="4"/>font-size: 42px;</text:p>
      <text:p text:style-name="Standard"><text:s text:c="4"/>font-weight: 800;</text:p>
      <text:p text:style-name="Standard"><text:soft-page-break/>}</text:p>
      <text:p text:style-name="Standard">.gallery {</text:p>
      <text:p text:style-name="Standard"><text:s text:c="4"/>display: grid;</text:p>
      <text:p text:style-name="Standard"><text:s text:c="4"/>grid-template-columns: repeat(auto-fit, minmax(250px, 1fr));</text:p>
      <text:p text:style-name="Standard"><text:s text:c="4"/>gap: 15px;</text:p>
      <text:p text:style-name="Standard"><text:s text:c="4"/>margin-top: 40px;</text:p>
      <text:p text:style-name="Standard">}</text:p>
      <text:p text:style-name="Standard">.gallery img {</text:p>
      <text:p text:style-name="Standard"><text:s text:c="4"/>width: 100%;</text:p>
      <text:p text:style-name="Standard"><text:s text:c="4"/>border-radius: 10px;</text:p>
      <text:p text:style-name="Standard">}</text:p>
      <text:p text:style-name="Standard">footer {</text:p>
      <text:p text:style-name="Standard"><text:s text:c="4"/>padding: 40px;</text:p>
      <text:p text:style-name="Standard"><text:s text:c="4"/>background: black;</text:p>
      <text:p text:style-name="Standard"><text:s text:c="4"/>text-align: center;</text:p>
      <text:p text:style-name="Standard"><text:s text:c="4"/>font-size: 14px;</text:p>
      <text:p text:style-name="Standard">}</text:p>
      <text:p text:style-name="Standard">@media(max-width:768px){</text:p>
      <text:p text:style-name="Standard">header h1 {font-size: 36px;}</text:p>
      <text:p text:style-name="Standard">}</text:p>
      <text:p text:style-name="Standard">&lt;/style&gt;</text:p>
      <text:p text:style-name="Standard"><text:soft-page-break/>&lt;/head&gt;</text:p>
      <text:p text:style-name="Standard">&lt;body&gt;</text:p>
      <text:p text:style-name="Standard"/>
      <text:p text:style-name="Standard">&lt;header&gt;</text:p>
      <text:p text:style-name="Standard">&lt;h1&gt;Coop B-Ball Training&lt;/h1&gt;</text:p>
      <text:p text:style-name="Standard">&lt;p&gt;Elite Skill Development. Real Results. Train Anywhere.&lt;/p&gt;</text:p>
      <text:p text:style-name="Standard">&lt;a href="#" class="btn"&gt;Join The Academy – $47/month&lt;/a&gt;</text:p>
      <text:p text:style-name="Standard">&lt;/header&gt;</text:p>
      <text:p text:style-name="Standard"/>
      <text:p text:style-name="Standard">&lt;section&gt;</text:p>
      <text:p text:style-name="Standard">&lt;h2&gt;Weekly Virtual Basketball Camp&lt;/h2&gt;</text:p>
      <text:p text:style-name="Standard">&lt;p&gt;Train live with Coach Coop every Wednesday at 6:00 PM Eastern.&lt;/p&gt;</text:p>
      <text:p text:style-name="Standard">&lt;p&gt;Open to members and non-members.&lt;/p&gt;</text:p>
      <text:p text:style-name="Standard">&lt;div class="pricing-box"&gt;</text:p>
      <text:p text:style-name="Standard">&lt;div class="price"&gt;$22&lt;/div&gt;</text:p>
      <text:p text:style-name="Standard">&lt;p&gt;Per Session&lt;/p&gt;</text:p>
      <text:p text:style-name="Standard">&lt;a href="#" class="btn"&gt;Reserve Your Spot&lt;/a&gt;</text:p>
      <text:p text:style-name="Standard">&lt;/div&gt;</text:p>
      <text:p text:style-name="Standard">&lt;/section&gt;</text:p>
      <text:p text:style-name="Standard"/>
      <text:p text:style-name="Standard">&lt;section class="section-dark"&gt;</text:p>
      <text:p text:style-name="Standard"><text:soft-page-break/>&lt;h2&gt;Academy Membership&lt;/h2&gt;</text:p>
      <text:p text:style-name="Standard">&lt;div class="pricing-box"&gt;</text:p>
      <text:p text:style-name="Standard">&lt;div class="price"&gt;$47&lt;/div&gt;</text:p>
      <text:p text:style-name="Standard">&lt;p&gt;Per Month&lt;/p&gt;</text:p>
      <text:p text:style-name="Standard">&lt;p&gt;Full Video Library • Weekly Skill Programs • Advanced Development&lt;/p&gt;</text:p>
      <text:p text:style-name="Standard">&lt;a href="#" class="btn"&gt;Become A Member&lt;/a&gt;</text:p>
      <text:p text:style-name="Standard">&lt;/div&gt;</text:p>
      <text:p text:style-name="Standard">&lt;/section&gt;</text:p>
      <text:p text:style-name="Standard"/>
      <text:p text:style-name="Standard">&lt;section&gt;</text:p>
      <text:p text:style-name="Standard">&lt;h2&gt;Training Gallery&lt;/h2&gt;</text:p>
      <text:p text:style-name="Standard">&lt;div class="gallery"&gt;</text:p>
      <text:p text:style-name="Standard">&lt;img src="https://images.unsplash.com/photo-1546519638-68e109498ffc"&gt;</text:p>
      <text:p text:style-name="Standard">&lt;img src="https://images.unsplash.com/photo-1504457047772-27faf1c00561"&gt;</text:p>
      <text:p text:style-name="Standard">&lt;img src="https://images.unsplash.com/photo-1519861531473-9200262188bf"&gt;</text:p>
      <text:p text:style-name="Standard">&lt;/div&gt;</text:p>
      <text:p text:style-name="Standard">&lt;/section&gt;</text:p>
      <text:p text:style-name="Standard"/>
      <text:p text:style-name="Standard">&lt;footer&gt;</text:p>
      <text:p text:style-name="Standard">© 2026 Coop B-Ball Training. All Rights Reserved.</text:p>
      <text:p text:style-name="Standard">&lt;/footer&gt;</text:p>
      <text:p text:style-name="Standard"><text:soft-page-break/></text:p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2" meta:word-count="270" meta:character-count="2696" meta:non-whitespace-character-count="2367"/>
    <meta:generator>LibreOfficeDev/6.0.5.2$Linux_X86_64 LibreOffice_project/</meta:generator>
  </office:meta>
</office:document-meta>
</file>